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00-99-brojni-pridevi-&quot; &amp; TEXT(ROW(); &quot;000&quot;)" office:value-type="string" office:string-value="br-00-99-brojni-pridevi-001" calcext:value-type="string">
            <text:p>br-00-99-brojni-pridevi-001</text:p>
          </table:table-cell>
          <table:table-cell office:value-type="string" calcext:value-type="string">
            <text:p>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02" calcext:value-type="string">
            <text:p>br-00-99-brojni-pridevi-002</text:p>
          </table:table-cell>
          <table:table-cell office:value-type="string" calcext:value-type="string">
            <text:p>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03" calcext:value-type="string">
            <text:p>br-00-99-brojni-pridevi-003</text:p>
          </table:table-cell>
          <table:table-cell office:value-type="string" calcext:value-type="string">
            <text:p>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04" calcext:value-type="string">
            <text:p>br-00-99-brojni-pridevi-004</text:p>
          </table:table-cell>
          <table:table-cell office:value-type="string" calcext:value-type="string">
            <text:p>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05" calcext:value-type="string">
            <text:p>br-00-99-brojni-pridevi-005</text:p>
          </table:table-cell>
          <table:table-cell office:value-type="string" calcext:value-type="string">
            <text:p>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06" calcext:value-type="string">
            <text:p>br-00-99-brojni-pridevi-006</text:p>
          </table:table-cell>
          <table:table-cell office:value-type="string" calcext:value-type="string">
            <text:p>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07" calcext:value-type="string">
            <text:p>br-00-99-brojni-pridevi-007</text:p>
          </table:table-cell>
          <table:table-cell office:value-type="string" calcext:value-type="string">
            <text:p>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08" calcext:value-type="string">
            <text:p>br-00-99-brojni-pridevi-008</text:p>
          </table:table-cell>
          <table:table-cell office:value-type="string" calcext:value-type="string">
            <text:p>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09" calcext:value-type="string">
            <text:p>br-00-99-brojni-pridevi-009</text:p>
          </table:table-cell>
          <table:table-cell office:value-type="string" calcext:value-type="string">
            <text:p>Дес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0" calcext:value-type="string">
            <text:p>br-00-99-brojni-pridevi-010</text:p>
          </table:table-cell>
          <table:table-cell office:value-type="string" calcext:value-type="string">
            <text:p>Једана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1" calcext:value-type="string">
            <text:p>br-00-99-brojni-pridevi-011</text:p>
          </table:table-cell>
          <table:table-cell office:value-type="string" calcext:value-type="string">
            <text:p>Двана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2" calcext:value-type="string">
            <text:p>br-00-99-brojni-pridevi-012</text:p>
          </table:table-cell>
          <table:table-cell office:value-type="string" calcext:value-type="string">
            <text:p>Трина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3" calcext:value-type="string">
            <text:p>br-00-99-brojni-pridevi-013</text:p>
          </table:table-cell>
          <table:table-cell office:value-type="string" calcext:value-type="string">
            <text:p>Четрна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4" calcext:value-type="string">
            <text:p>br-00-99-brojni-pridevi-014</text:p>
          </table:table-cell>
          <table:table-cell office:value-type="string" calcext:value-type="string">
            <text:p>Петна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5" calcext:value-type="string">
            <text:p>br-00-99-brojni-pridevi-015</text:p>
          </table:table-cell>
          <table:table-cell office:value-type="string" calcext:value-type="string">
            <text:p>Шесна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6" calcext:value-type="string">
            <text:p>br-00-99-brojni-pridevi-016</text:p>
          </table:table-cell>
          <table:table-cell office:value-type="string" calcext:value-type="string">
            <text:p>Седамна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7" calcext:value-type="string">
            <text:p>br-00-99-brojni-pridevi-017</text:p>
          </table:table-cell>
          <table:table-cell office:value-type="string" calcext:value-type="string">
            <text:p>Осамна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8" calcext:value-type="string">
            <text:p>br-00-99-brojni-pridevi-018</text:p>
          </table:table-cell>
          <table:table-cell office:value-type="string" calcext:value-type="string">
            <text:p>Деветна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19" calcext:value-type="string">
            <text:p>br-00-99-brojni-pridevi-019</text:p>
          </table:table-cell>
          <table:table-cell office:value-type="string" calcext:value-type="string">
            <text:p>Двадес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0" calcext:value-type="string">
            <text:p>br-00-99-brojni-pridevi-020</text:p>
          </table:table-cell>
          <table:table-cell office:value-type="string" calcext:value-type="string">
            <text:p>Двадесет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1" calcext:value-type="string">
            <text:p>br-00-99-brojni-pridevi-021</text:p>
          </table:table-cell>
          <table:table-cell office:value-type="string" calcext:value-type="string">
            <text:p>Двадесет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2" calcext:value-type="string">
            <text:p>br-00-99-brojni-pridevi-022</text:p>
          </table:table-cell>
          <table:table-cell office:value-type="string" calcext:value-type="string">
            <text:p>Двадесет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3" calcext:value-type="string">
            <text:p>br-00-99-brojni-pridevi-023</text:p>
          </table:table-cell>
          <table:table-cell office:value-type="string" calcext:value-type="string">
            <text:p>Двадесет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4" calcext:value-type="string">
            <text:p>br-00-99-brojni-pridevi-024</text:p>
          </table:table-cell>
          <table:table-cell office:value-type="string" calcext:value-type="string">
            <text:p>Двадесет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5" calcext:value-type="string">
            <text:p>br-00-99-brojni-pridevi-025</text:p>
          </table:table-cell>
          <table:table-cell office:value-type="string" calcext:value-type="string">
            <text:p>Двадесет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6" calcext:value-type="string">
            <text:p>br-00-99-brojni-pridevi-026</text:p>
          </table:table-cell>
          <table:table-cell office:value-type="string" calcext:value-type="string">
            <text:p>Двадесет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7" calcext:value-type="string">
            <text:p>br-00-99-brojni-pridevi-027</text:p>
          </table:table-cell>
          <table:table-cell office:value-type="string" calcext:value-type="string">
            <text:p>Двадесет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8" calcext:value-type="string">
            <text:p>br-00-99-brojni-pridevi-028</text:p>
          </table:table-cell>
          <table:table-cell office:value-type="string" calcext:value-type="string">
            <text:p>Двадесет и једно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29" calcext:value-type="string">
            <text:p>br-00-99-brojni-pridevi-029</text:p>
          </table:table-cell>
          <table:table-cell office:value-type="string" calcext:value-type="string">
            <text:p>Двадесет и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0" calcext:value-type="string">
            <text:p>br-00-99-brojni-pridevi-030</text:p>
          </table:table-cell>
          <table:table-cell office:value-type="string" calcext:value-type="string">
            <text:p>Двадесет и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1" calcext:value-type="string">
            <text:p>br-00-99-brojni-pridevi-031</text:p>
          </table:table-cell>
          <table:table-cell office:value-type="string" calcext:value-type="string">
            <text:p>Двадесет и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2" calcext:value-type="string">
            <text:p>br-00-99-brojni-pridevi-032</text:p>
          </table:table-cell>
          <table:table-cell office:value-type="string" calcext:value-type="string">
            <text:p>Двадесет и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3" calcext:value-type="string">
            <text:p>br-00-99-brojni-pridevi-033</text:p>
          </table:table-cell>
          <table:table-cell office:value-type="string" calcext:value-type="string">
            <text:p>Двадесет и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4" calcext:value-type="string">
            <text:p>br-00-99-brojni-pridevi-034</text:p>
          </table:table-cell>
          <table:table-cell office:value-type="string" calcext:value-type="string">
            <text:p>Двадесет и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5" calcext:value-type="string">
            <text:p>br-00-99-brojni-pridevi-035</text:p>
          </table:table-cell>
          <table:table-cell office:value-type="string" calcext:value-type="string">
            <text:p>Двадесет и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6" calcext:value-type="string">
            <text:p>br-00-99-brojni-pridevi-036</text:p>
          </table:table-cell>
          <table:table-cell office:value-type="string" calcext:value-type="string">
            <text:p>Двадесет и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7" calcext:value-type="string">
            <text:p>br-00-99-brojni-pridevi-037</text:p>
          </table:table-cell>
          <table:table-cell office:value-type="string" calcext:value-type="string">
            <text:p>Тридес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8" calcext:value-type="string">
            <text:p>br-00-99-brojni-pridevi-038</text:p>
          </table:table-cell>
          <table:table-cell office:value-type="string" calcext:value-type="string">
            <text:p>Тридесет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39" calcext:value-type="string">
            <text:p>br-00-99-brojni-pridevi-039</text:p>
          </table:table-cell>
          <table:table-cell office:value-type="string" calcext:value-type="string">
            <text:p>Тридесет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0" calcext:value-type="string">
            <text:p>br-00-99-brojni-pridevi-040</text:p>
          </table:table-cell>
          <table:table-cell office:value-type="string" calcext:value-type="string">
            <text:p>Тридесет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1" calcext:value-type="string">
            <text:p>br-00-99-brojni-pridevi-041</text:p>
          </table:table-cell>
          <table:table-cell office:value-type="string" calcext:value-type="string">
            <text:p>Тридесет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2" calcext:value-type="string">
            <text:p>br-00-99-brojni-pridevi-042</text:p>
          </table:table-cell>
          <table:table-cell office:value-type="string" calcext:value-type="string">
            <text:p>Тридесет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3" calcext:value-type="string">
            <text:p>br-00-99-brojni-pridevi-043</text:p>
          </table:table-cell>
          <table:table-cell office:value-type="string" calcext:value-type="string">
            <text:p>Тридесет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4" calcext:value-type="string">
            <text:p>br-00-99-brojni-pridevi-044</text:p>
          </table:table-cell>
          <table:table-cell office:value-type="string" calcext:value-type="string">
            <text:p>Тридесет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5" calcext:value-type="string">
            <text:p>br-00-99-brojni-pridevi-045</text:p>
          </table:table-cell>
          <table:table-cell office:value-type="string" calcext:value-type="string">
            <text:p>Тридесет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6" calcext:value-type="string">
            <text:p>br-00-99-brojni-pridevi-046</text:p>
          </table:table-cell>
          <table:table-cell office:value-type="string" calcext:value-type="string">
            <text:p>Тридесет и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7" calcext:value-type="string">
            <text:p>br-00-99-brojni-pridevi-047</text:p>
          </table:table-cell>
          <table:table-cell office:value-type="string" calcext:value-type="string">
            <text:p>Тридесет и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8" calcext:value-type="string">
            <text:p>br-00-99-brojni-pridevi-048</text:p>
          </table:table-cell>
          <table:table-cell office:value-type="string" calcext:value-type="string">
            <text:p>Тридесет и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49" calcext:value-type="string">
            <text:p>br-00-99-brojni-pridevi-049</text:p>
          </table:table-cell>
          <table:table-cell office:value-type="string" calcext:value-type="string">
            <text:p>Тридесет и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0" calcext:value-type="string">
            <text:p>br-00-99-brojni-pridevi-050</text:p>
          </table:table-cell>
          <table:table-cell office:value-type="string" calcext:value-type="string">
            <text:p>Тридесет и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1" calcext:value-type="string">
            <text:p>br-00-99-brojni-pridevi-051</text:p>
          </table:table-cell>
          <table:table-cell office:value-type="string" calcext:value-type="string">
            <text:p>Тридесет и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2" calcext:value-type="string">
            <text:p>br-00-99-brojni-pridevi-052</text:p>
          </table:table-cell>
          <table:table-cell office:value-type="string" calcext:value-type="string">
            <text:p>Тридесет и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3" calcext:value-type="string">
            <text:p>br-00-99-brojni-pridevi-053</text:p>
          </table:table-cell>
          <table:table-cell office:value-type="string" calcext:value-type="string">
            <text:p>Тридесет и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4" calcext:value-type="string">
            <text:p>br-00-99-brojni-pridevi-054</text:p>
          </table:table-cell>
          <table:table-cell office:value-type="string" calcext:value-type="string">
            <text:p>Четрдес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5" calcext:value-type="string">
            <text:p>br-00-99-brojni-pridevi-055</text:p>
          </table:table-cell>
          <table:table-cell office:value-type="string" calcext:value-type="string">
            <text:p>Четрдесет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6" calcext:value-type="string">
            <text:p>br-00-99-brojni-pridevi-056</text:p>
          </table:table-cell>
          <table:table-cell office:value-type="string" calcext:value-type="string">
            <text:p>Четрдесет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7" calcext:value-type="string">
            <text:p>br-00-99-brojni-pridevi-057</text:p>
          </table:table-cell>
          <table:table-cell office:value-type="string" calcext:value-type="string">
            <text:p>Четрдесет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8" calcext:value-type="string">
            <text:p>br-00-99-brojni-pridevi-058</text:p>
          </table:table-cell>
          <table:table-cell office:value-type="string" calcext:value-type="string">
            <text:p>Четрдесет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59" calcext:value-type="string">
            <text:p>br-00-99-brojni-pridevi-059</text:p>
          </table:table-cell>
          <table:table-cell office:value-type="string" calcext:value-type="string">
            <text:p>Четрдесет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0" calcext:value-type="string">
            <text:p>br-00-99-brojni-pridevi-060</text:p>
          </table:table-cell>
          <table:table-cell office:value-type="string" calcext:value-type="string">
            <text:p>Четрдесет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1" calcext:value-type="string">
            <text:p>br-00-99-brojni-pridevi-061</text:p>
          </table:table-cell>
          <table:table-cell office:value-type="string" calcext:value-type="string">
            <text:p>Четрдесет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2" calcext:value-type="string">
            <text:p>br-00-99-brojni-pridevi-062</text:p>
          </table:table-cell>
          <table:table-cell office:value-type="string" calcext:value-type="string">
            <text:p>Четрдесет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3" calcext:value-type="string">
            <text:p>br-00-99-brojni-pridevi-063</text:p>
          </table:table-cell>
          <table:table-cell office:value-type="string" calcext:value-type="string">
            <text:p>Четрдесет и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4" calcext:value-type="string">
            <text:p>br-00-99-brojni-pridevi-064</text:p>
          </table:table-cell>
          <table:table-cell office:value-type="string" calcext:value-type="string">
            <text:p>Четрдесет и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5" calcext:value-type="string">
            <text:p>br-00-99-brojni-pridevi-065</text:p>
          </table:table-cell>
          <table:table-cell office:value-type="string" calcext:value-type="string">
            <text:p>Четрдесет и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6" calcext:value-type="string">
            <text:p>br-00-99-brojni-pridevi-066</text:p>
          </table:table-cell>
          <table:table-cell office:value-type="string" calcext:value-type="string">
            <text:p>Четрдесет и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7" calcext:value-type="string">
            <text:p>br-00-99-brojni-pridevi-067</text:p>
          </table:table-cell>
          <table:table-cell office:value-type="string" calcext:value-type="string">
            <text:p>Четрдесет и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8" calcext:value-type="string">
            <text:p>br-00-99-brojni-pridevi-068</text:p>
          </table:table-cell>
          <table:table-cell office:value-type="string" calcext:value-type="string">
            <text:p>Четрдесет и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69" calcext:value-type="string">
            <text:p>br-00-99-brojni-pridevi-069</text:p>
          </table:table-cell>
          <table:table-cell office:value-type="string" calcext:value-type="string">
            <text:p>Четрдесет и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0" calcext:value-type="string">
            <text:p>br-00-99-brojni-pridevi-070</text:p>
          </table:table-cell>
          <table:table-cell office:value-type="string" calcext:value-type="string">
            <text:p>Четрдесет и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1" calcext:value-type="string">
            <text:p>br-00-99-brojni-pridevi-071</text:p>
          </table:table-cell>
          <table:table-cell office:value-type="string" calcext:value-type="string">
            <text:p>Педес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2" calcext:value-type="string">
            <text:p>br-00-99-brojni-pridevi-072</text:p>
          </table:table-cell>
          <table:table-cell office:value-type="string" calcext:value-type="string">
            <text:p>Педесет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3" calcext:value-type="string">
            <text:p>br-00-99-brojni-pridevi-073</text:p>
          </table:table-cell>
          <table:table-cell office:value-type="string" calcext:value-type="string">
            <text:p>Педесет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4" calcext:value-type="string">
            <text:p>br-00-99-brojni-pridevi-074</text:p>
          </table:table-cell>
          <table:table-cell office:value-type="string" calcext:value-type="string">
            <text:p>Педесет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5" calcext:value-type="string">
            <text:p>br-00-99-brojni-pridevi-075</text:p>
          </table:table-cell>
          <table:table-cell office:value-type="string" calcext:value-type="string">
            <text:p>Педесет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6" calcext:value-type="string">
            <text:p>br-00-99-brojni-pridevi-076</text:p>
          </table:table-cell>
          <table:table-cell office:value-type="string" calcext:value-type="string">
            <text:p>Педесет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7" calcext:value-type="string">
            <text:p>br-00-99-brojni-pridevi-077</text:p>
          </table:table-cell>
          <table:table-cell office:value-type="string" calcext:value-type="string">
            <text:p>Педесет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8" calcext:value-type="string">
            <text:p>br-00-99-brojni-pridevi-078</text:p>
          </table:table-cell>
          <table:table-cell office:value-type="string" calcext:value-type="string">
            <text:p>Педесет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79" calcext:value-type="string">
            <text:p>br-00-99-brojni-pridevi-079</text:p>
          </table:table-cell>
          <table:table-cell office:value-type="string" calcext:value-type="string">
            <text:p>Педесет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0" calcext:value-type="string">
            <text:p>br-00-99-brojni-pridevi-080</text:p>
          </table:table-cell>
          <table:table-cell office:value-type="string" calcext:value-type="string">
            <text:p>Педесет и једно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1" calcext:value-type="string">
            <text:p>br-00-99-brojni-pridevi-081</text:p>
          </table:table-cell>
          <table:table-cell office:value-type="string" calcext:value-type="string">
            <text:p>Педесет и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2" calcext:value-type="string">
            <text:p>br-00-99-brojni-pridevi-082</text:p>
          </table:table-cell>
          <table:table-cell office:value-type="string" calcext:value-type="string">
            <text:p>Педесет и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3" calcext:value-type="string">
            <text:p>br-00-99-brojni-pridevi-083</text:p>
          </table:table-cell>
          <table:table-cell office:value-type="string" calcext:value-type="string">
            <text:p>Педесет и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4" calcext:value-type="string">
            <text:p>br-00-99-brojni-pridevi-084</text:p>
          </table:table-cell>
          <table:table-cell office:value-type="string" calcext:value-type="string">
            <text:p>Педесет и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5" calcext:value-type="string">
            <text:p>br-00-99-brojni-pridevi-085</text:p>
          </table:table-cell>
          <table:table-cell office:value-type="string" calcext:value-type="string">
            <text:p>Педесет и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6" calcext:value-type="string">
            <text:p>br-00-99-brojni-pridevi-086</text:p>
          </table:table-cell>
          <table:table-cell office:value-type="string" calcext:value-type="string">
            <text:p>Педесет и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7" calcext:value-type="string">
            <text:p>br-00-99-brojni-pridevi-087</text:p>
          </table:table-cell>
          <table:table-cell office:value-type="string" calcext:value-type="string">
            <text:p>Педесет и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8" calcext:value-type="string">
            <text:p>br-00-99-brojni-pridevi-088</text:p>
          </table:table-cell>
          <table:table-cell office:value-type="string" calcext:value-type="string">
            <text:p>Педесет и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89" calcext:value-type="string">
            <text:p>br-00-99-brojni-pridevi-089</text:p>
          </table:table-cell>
          <table:table-cell office:value-type="string" calcext:value-type="string">
            <text:p>Шездес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0" calcext:value-type="string">
            <text:p>br-00-99-brojni-pridevi-090</text:p>
          </table:table-cell>
          <table:table-cell office:value-type="string" calcext:value-type="string">
            <text:p>Шездесет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1" calcext:value-type="string">
            <text:p>br-00-99-brojni-pridevi-091</text:p>
          </table:table-cell>
          <table:table-cell office:value-type="string" calcext:value-type="string">
            <text:p>Шездесет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2" calcext:value-type="string">
            <text:p>br-00-99-brojni-pridevi-092</text:p>
          </table:table-cell>
          <table:table-cell office:value-type="string" calcext:value-type="string">
            <text:p>Шездесет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3" calcext:value-type="string">
            <text:p>br-00-99-brojni-pridevi-093</text:p>
          </table:table-cell>
          <table:table-cell office:value-type="string" calcext:value-type="string">
            <text:p>Шездесет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4" calcext:value-type="string">
            <text:p>br-00-99-brojni-pridevi-094</text:p>
          </table:table-cell>
          <table:table-cell office:value-type="string" calcext:value-type="string">
            <text:p>Шездесет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5" calcext:value-type="string">
            <text:p>br-00-99-brojni-pridevi-095</text:p>
          </table:table-cell>
          <table:table-cell office:value-type="string" calcext:value-type="string">
            <text:p>Шездесет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6" calcext:value-type="string">
            <text:p>br-00-99-brojni-pridevi-096</text:p>
          </table:table-cell>
          <table:table-cell office:value-type="string" calcext:value-type="string">
            <text:p>Шездесет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7" calcext:value-type="string">
            <text:p>br-00-99-brojni-pridevi-097</text:p>
          </table:table-cell>
          <table:table-cell office:value-type="string" calcext:value-type="string">
            <text:p>Шездесет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8" calcext:value-type="string">
            <text:p>br-00-99-brojni-pridevi-098</text:p>
          </table:table-cell>
          <table:table-cell office:value-type="string" calcext:value-type="string">
            <text:p>Шездесет и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099" calcext:value-type="string">
            <text:p>br-00-99-brojni-pridevi-099</text:p>
          </table:table-cell>
          <table:table-cell office:value-type="string" calcext:value-type="string">
            <text:p>Шездесет и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0" calcext:value-type="string">
            <text:p>br-00-99-brojni-pridevi-100</text:p>
          </table:table-cell>
          <table:table-cell office:value-type="string" calcext:value-type="string">
            <text:p>Шездесет и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1" calcext:value-type="string">
            <text:p>br-00-99-brojni-pridevi-101</text:p>
          </table:table-cell>
          <table:table-cell office:value-type="string" calcext:value-type="string">
            <text:p>Шездесет и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2" calcext:value-type="string">
            <text:p>br-00-99-brojni-pridevi-102</text:p>
          </table:table-cell>
          <table:table-cell office:value-type="string" calcext:value-type="string">
            <text:p>Шездесет и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3" calcext:value-type="string">
            <text:p>br-00-99-brojni-pridevi-103</text:p>
          </table:table-cell>
          <table:table-cell office:value-type="string" calcext:value-type="string">
            <text:p>Шездесет и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4" calcext:value-type="string">
            <text:p>br-00-99-brojni-pridevi-104</text:p>
          </table:table-cell>
          <table:table-cell office:value-type="string" calcext:value-type="string">
            <text:p>Шездесет и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5" calcext:value-type="string">
            <text:p>br-00-99-brojni-pridevi-105</text:p>
          </table:table-cell>
          <table:table-cell office:value-type="string" calcext:value-type="string">
            <text:p>Шездесет и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6" calcext:value-type="string">
            <text:p>br-00-99-brojni-pridevi-106</text:p>
          </table:table-cell>
          <table:table-cell office:value-type="string" calcext:value-type="string">
            <text:p>Седамдес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7" calcext:value-type="string">
            <text:p>br-00-99-brojni-pridevi-107</text:p>
          </table:table-cell>
          <table:table-cell office:value-type="string" calcext:value-type="string">
            <text:p>Седамдесет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8" calcext:value-type="string">
            <text:p>br-00-99-brojni-pridevi-108</text:p>
          </table:table-cell>
          <table:table-cell office:value-type="string" calcext:value-type="string">
            <text:p>Седамдесет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09" calcext:value-type="string">
            <text:p>br-00-99-brojni-pridevi-109</text:p>
          </table:table-cell>
          <table:table-cell office:value-type="string" calcext:value-type="string">
            <text:p>Седамдесет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0" calcext:value-type="string">
            <text:p>br-00-99-brojni-pridevi-110</text:p>
          </table:table-cell>
          <table:table-cell office:value-type="string" calcext:value-type="string">
            <text:p>Седамдесет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1" calcext:value-type="string">
            <text:p>br-00-99-brojni-pridevi-111</text:p>
          </table:table-cell>
          <table:table-cell office:value-type="string" calcext:value-type="string">
            <text:p>Седамдесет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2" calcext:value-type="string">
            <text:p>br-00-99-brojni-pridevi-112</text:p>
          </table:table-cell>
          <table:table-cell office:value-type="string" calcext:value-type="string">
            <text:p>Седамдесет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3" calcext:value-type="string">
            <text:p>br-00-99-brojni-pridevi-113</text:p>
          </table:table-cell>
          <table:table-cell office:value-type="string" calcext:value-type="string">
            <text:p>Седамдесет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4" calcext:value-type="string">
            <text:p>br-00-99-brojni-pridevi-114</text:p>
          </table:table-cell>
          <table:table-cell office:value-type="string" calcext:value-type="string">
            <text:p>Седамдесет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5" calcext:value-type="string">
            <text:p>br-00-99-brojni-pridevi-115</text:p>
          </table:table-cell>
          <table:table-cell office:value-type="string" calcext:value-type="string">
            <text:p>Седамдесет и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6" calcext:value-type="string">
            <text:p>br-00-99-brojni-pridevi-116</text:p>
          </table:table-cell>
          <table:table-cell office:value-type="string" calcext:value-type="string">
            <text:p>Седамдесет и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7" calcext:value-type="string">
            <text:p>br-00-99-brojni-pridevi-117</text:p>
          </table:table-cell>
          <table:table-cell office:value-type="string" calcext:value-type="string">
            <text:p>Седамдесет и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8" calcext:value-type="string">
            <text:p>br-00-99-brojni-pridevi-118</text:p>
          </table:table-cell>
          <table:table-cell office:value-type="string" calcext:value-type="string">
            <text:p>Седамдесет и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19" calcext:value-type="string">
            <text:p>br-00-99-brojni-pridevi-119</text:p>
          </table:table-cell>
          <table:table-cell office:value-type="string" calcext:value-type="string">
            <text:p>Седамдесет и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0" calcext:value-type="string">
            <text:p>br-00-99-brojni-pridevi-120</text:p>
          </table:table-cell>
          <table:table-cell office:value-type="string" calcext:value-type="string">
            <text:p>Седамдесет и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1" calcext:value-type="string">
            <text:p>br-00-99-brojni-pridevi-121</text:p>
          </table:table-cell>
          <table:table-cell office:value-type="string" calcext:value-type="string">
            <text:p>Седамдесет и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2" calcext:value-type="string">
            <text:p>br-00-99-brojni-pridevi-122</text:p>
          </table:table-cell>
          <table:table-cell office:value-type="string" calcext:value-type="string">
            <text:p>Седамдесет и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3" calcext:value-type="string">
            <text:p>br-00-99-brojni-pridevi-123</text:p>
          </table:table-cell>
          <table:table-cell office:value-type="string" calcext:value-type="string">
            <text:p>Осамдес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4" calcext:value-type="string">
            <text:p>br-00-99-brojni-pridevi-124</text:p>
          </table:table-cell>
          <table:table-cell office:value-type="string" calcext:value-type="string">
            <text:p>Осамдесет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5" calcext:value-type="string">
            <text:p>br-00-99-brojni-pridevi-125</text:p>
          </table:table-cell>
          <table:table-cell office:value-type="string" calcext:value-type="string">
            <text:p>Осамдесет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6" calcext:value-type="string">
            <text:p>br-00-99-brojni-pridevi-126</text:p>
          </table:table-cell>
          <table:table-cell office:value-type="string" calcext:value-type="string">
            <text:p>Осамдесет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7" calcext:value-type="string">
            <text:p>br-00-99-brojni-pridevi-127</text:p>
          </table:table-cell>
          <table:table-cell office:value-type="string" calcext:value-type="string">
            <text:p>Осамдесет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8" calcext:value-type="string">
            <text:p>br-00-99-brojni-pridevi-128</text:p>
          </table:table-cell>
          <table:table-cell office:value-type="string" calcext:value-type="string">
            <text:p>Осамдесет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29" calcext:value-type="string">
            <text:p>br-00-99-brojni-pridevi-129</text:p>
          </table:table-cell>
          <table:table-cell office:value-type="string" calcext:value-type="string">
            <text:p>Осамдесет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0" calcext:value-type="string">
            <text:p>br-00-99-brojni-pridevi-130</text:p>
          </table:table-cell>
          <table:table-cell office:value-type="string" calcext:value-type="string">
            <text:p>Осамдесет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1" calcext:value-type="string">
            <text:p>br-00-99-brojni-pridevi-131</text:p>
          </table:table-cell>
          <table:table-cell office:value-type="string" calcext:value-type="string">
            <text:p>Осамдесет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2" calcext:value-type="string">
            <text:p>br-00-99-brojni-pridevi-132</text:p>
          </table:table-cell>
          <table:table-cell office:value-type="string" calcext:value-type="string">
            <text:p>Осамдесет и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3" calcext:value-type="string">
            <text:p>br-00-99-brojni-pridevi-133</text:p>
          </table:table-cell>
          <table:table-cell office:value-type="string" calcext:value-type="string">
            <text:p>Осамдесет и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4" calcext:value-type="string">
            <text:p>br-00-99-brojni-pridevi-134</text:p>
          </table:table-cell>
          <table:table-cell office:value-type="string" calcext:value-type="string">
            <text:p>Осамдесет и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5" calcext:value-type="string">
            <text:p>br-00-99-brojni-pridevi-135</text:p>
          </table:table-cell>
          <table:table-cell office:value-type="string" calcext:value-type="string">
            <text:p>Осамдесет и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6" calcext:value-type="string">
            <text:p>br-00-99-brojni-pridevi-136</text:p>
          </table:table-cell>
          <table:table-cell office:value-type="string" calcext:value-type="string">
            <text:p>Осамдесет и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7" calcext:value-type="string">
            <text:p>br-00-99-brojni-pridevi-137</text:p>
          </table:table-cell>
          <table:table-cell office:value-type="string" calcext:value-type="string">
            <text:p>Осамдесет и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8" calcext:value-type="string">
            <text:p>br-00-99-brojni-pridevi-138</text:p>
          </table:table-cell>
          <table:table-cell office:value-type="string" calcext:value-type="string">
            <text:p>Осамдесет и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39" calcext:value-type="string">
            <text:p>br-00-99-brojni-pridevi-139</text:p>
          </table:table-cell>
          <table:table-cell office:value-type="string" calcext:value-type="string">
            <text:p>Осамдесет и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0" calcext:value-type="string">
            <text:p>br-00-99-brojni-pridevi-140</text:p>
          </table:table-cell>
          <table:table-cell office:value-type="string" calcext:value-type="string">
            <text:p>Деведес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1" calcext:value-type="string">
            <text:p>br-00-99-brojni-pridevi-141</text:p>
          </table:table-cell>
          <table:table-cell office:value-type="string" calcext:value-type="string">
            <text:p>Деведесет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2" calcext:value-type="string">
            <text:p>br-00-99-brojni-pridevi-142</text:p>
          </table:table-cell>
          <table:table-cell office:value-type="string" calcext:value-type="string">
            <text:p>Деведесет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3" calcext:value-type="string">
            <text:p>br-00-99-brojni-pridevi-143</text:p>
          </table:table-cell>
          <table:table-cell office:value-type="string" calcext:value-type="string">
            <text:p>Деведесет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4" calcext:value-type="string">
            <text:p>br-00-99-brojni-pridevi-144</text:p>
          </table:table-cell>
          <table:table-cell office:value-type="string" calcext:value-type="string">
            <text:p>Деведесет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5" calcext:value-type="string">
            <text:p>br-00-99-brojni-pridevi-145</text:p>
          </table:table-cell>
          <table:table-cell office:value-type="string" calcext:value-type="string">
            <text:p>Деведесет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6" calcext:value-type="string">
            <text:p>br-00-99-brojni-pridevi-146</text:p>
          </table:table-cell>
          <table:table-cell office:value-type="string" calcext:value-type="string">
            <text:p>Деведесет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7" calcext:value-type="string">
            <text:p>br-00-99-brojni-pridevi-147</text:p>
          </table:table-cell>
          <table:table-cell office:value-type="string" calcext:value-type="string">
            <text:p>Деведесет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8" calcext:value-type="string">
            <text:p>br-00-99-brojni-pridevi-148</text:p>
          </table:table-cell>
          <table:table-cell office:value-type="string" calcext:value-type="string">
            <text:p>Деведесет дев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49" calcext:value-type="string">
            <text:p>br-00-99-brojni-pridevi-149</text:p>
          </table:table-cell>
          <table:table-cell office:value-type="string" calcext:value-type="string">
            <text:p>Деведесет и дв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50" calcext:value-type="string">
            <text:p>br-00-99-brojni-pridevi-150</text:p>
          </table:table-cell>
          <table:table-cell office:value-type="string" calcext:value-type="string">
            <text:p>Деведесет и трој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51" calcext:value-type="string">
            <text:p>br-00-99-brojni-pridevi-151</text:p>
          </table:table-cell>
          <table:table-cell office:value-type="string" calcext:value-type="string">
            <text:p>Деведесет и четв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52" calcext:value-type="string">
            <text:p>br-00-99-brojni-pridevi-152</text:p>
          </table:table-cell>
          <table:table-cell office:value-type="string" calcext:value-type="string">
            <text:p>Деведесет и пе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53" calcext:value-type="string">
            <text:p>br-00-99-brojni-pridevi-153</text:p>
          </table:table-cell>
          <table:table-cell office:value-type="string" calcext:value-type="string">
            <text:p>Деведесет и шест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54" calcext:value-type="string">
            <text:p>br-00-99-brojni-pridevi-154</text:p>
          </table:table-cell>
          <table:table-cell office:value-type="string" calcext:value-type="string">
            <text:p>Деведесет и сед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55" calcext:value-type="string">
            <text:p>br-00-99-brojni-pridevi-155</text:p>
          </table:table-cell>
          <table:table-cell office:value-type="string" calcext:value-type="string">
            <text:p>Деведесет и осмора.</text:p>
          </table:table-cell>
        </table:table-row>
        <table:table-row table:style-name="ro1">
          <table:table-cell table:formula="of:=&quot;br-00-99-brojni-pridevi-&quot; &amp; TEXT(ROW(); &quot;000&quot;)" office:value-type="string" office:string-value="br-00-99-brojni-pridevi-156" calcext:value-type="string">
            <text:p>br-00-99-brojni-pridevi-156</text:p>
          </table:table-cell>
          <table:table-cell office:value-type="string" calcext:value-type="string">
            <text:p>Деведесет и деветор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44:30.5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6:54:36.065000000</meta:creation-date>
    <dc:date>2024-02-23T16:44:54.034000000</dc:date>
    <meta:editing-duration>PT36M10S</meta:editing-duration>
    <meta:editing-cycles>7</meta:editing-cycles>
    <meta:generator>LibreOffice/7.5.9.2$Windows_X86_64 LibreOffice_project/cdeefe45c17511d326101eed8008ac4092f278a9</meta:generator>
    <meta:document-statistic meta:table-count="1" meta:cell-count="312" meta:object-count="0"/>
  </office:meta>
</office:document-meta>
</file>